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lution:</text:p>
      <text:p text:style-name="Standard"/>
      <text:p text:style-name="Standard">For our solution, we decided to make a web-page front end with the forms available through links. For the forms we are using excel spreadsheets. The web page provides web access to the files. The excel spreadsheets allow us to meet the functional requirements of being able to edit, print and save the form. <text:s/>Additionally, we can use excel to provide the error checking and basic calculations. <text:s/></text:p>
      <text:p text:style-name="Standard"/>
      <text:p text:style-name="Standard">Use Case 1: In this use case the student does not have excel viewer software and wants to get it. Using a valid Internet connection the student would go to our website and follow the instructions for downloading the software. After following the directions the user would have software capable of opening and altering the excel forms. </text:p>
      <text:p text:style-name="Standard"/>
      <text:p text:style-name="Standard">Use Case 2: In this use case the student wants to print a new Program of Studies form which they have saved on the computer. The student would open the form from their computer, with an excel viewer, and using the programs print function would print the form and take it to the advisor.</text:p>
      <text:p text:style-name="Standard"/>
      <text:p text:style-name="Standard">Use Case 3: In this use case the student wants to make changes to an already saved form. In order to do this they would open the file with and excel viewer and make the necessary changes. It then can be saved and printed.</text:p>
      <text:p text:style-name="Standard"/>
      <text:p text:style-name="Standard">Use Case 4: In this use case the student wants to fill out a new Program of studies to submit to the advisor. To do this, first, they would visit our website and follow the directions for downloading the excel form. Second, the student would use the excel viewer to open the form. Third, the student enters information which is required on the form. The form would check the input and if theres an error displays a basic error description. The errors include too many transfer credits, not enough classes and missing fields. If there are no errors, the student can save and print the form. </text:p>
      <text:p text:style-name="Standard"/>
      <text:p text:style-name="Standard">Use case 4 (cont)</text:p>
      <text:p text:style-name="Standard">This is a digram showing the activity chart for use case four. It goes through the basic steps of the use case and shows the flow. 1. user enters information 2. forms checks errors 3. if error goes back to entering information 4. if no errors it can then be saved and printed</text:p>
      <text:p text:style-name="Standard"/>
      <text:p text:style-name="Standard">Sequence Diagram </text:p>
      <text:p text:style-name="Standard">This diagram shows the whole process of the user interacting with our system. It starts from initially connecting to the server and goes to filling out, saving and printing the form. </text:p>
      <text:p text:style-name="Standard"><text:s text:c="2"/></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2T12:49:46</meta:creation-date>
    <meta:document-statistic meta:table-count="0" meta:image-count="0" meta:object-count="0" meta:page-count="1" meta:paragraph-count="11" meta:word-count="419" meta:character-count="2330"/>
    <dc:date>2009-10-22T13:22:47</dc:date>
    <meta:editing-duration>PT00H00M27S</meta:editing-duration>
    <meta:editing-cycles>1</meta:editing-cycles>
    <meta:generator>OpenOffice.org/3.0$Linux OpenOffice.org_project/300m15$Build-9379</meta:generator>
    <meta:user-defined meta:name="Info 1"/>
    <meta:user-defined meta:name="Info 2"/>
    <meta:user-defined meta:name="Info 3"/>
    <meta:user-defined meta:name="Info 4"/>
  </office:meta>
</office:document-meta>
</file>